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13]-[.F1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NF 13301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10-08" calcext:value-type="date">
            <text:p>08/10/2025</text:p>
          </table:table-cell>
          <table:table-cell table:style-name="ce78" table:formula="of:=[.C15]-[.F1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5])" office:value-type="float" office:value="0" calcext:value-type="float">
            <text:p>-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24:51.25831350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24:51.263840800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24:51.272318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17T09:25:01.942765300</dc:date>
    <meta:print-date>2014-03-31T11:38:55.658630431</meta:print-date>
    <dc:language>pt-PT</dc:language>
    <meta:editing-cycles>529</meta:editing-cycles>
    <meta:editing-duration>P2DT13H24M30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